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151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4.721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3.76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886cm" fo:min-width="0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913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83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9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31" style:family="graphic">
      <style:graphic-properties style:protect="size" style:writing-mode="lr-tb" loext:decorative="false"/>
    </style:style>
    <style:style style:name="gr32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2.75cm" fo:min-width="1.5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3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3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3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3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9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0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in-height="0.556cm" loext:decorative="false"/>
      <style:paragraph-properties style:writing-mode="lr-tb"/>
    </style:style>
    <style:style style:name="gr42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3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44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5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46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7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2.75cm" fo:min-width="1.5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5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5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5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5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54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2.75cm" fo:min-width="1.5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5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5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5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5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6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453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1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91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4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5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91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7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1.42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9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70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1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2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3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4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5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949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6" style:family="graphic" style:parent-style-name="objectwithoutfill">
      <style:graphic-properties draw:fill="none" draw:textarea-vertical-align="middle" loext:decorative="false"/>
    </style:style>
    <style:style style:name="gr77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949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9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0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151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82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2.75cm" fo:min-width="1.5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8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8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8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8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88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9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90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2.75cm" fo:min-width="1.5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9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9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9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9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9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83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29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8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99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00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01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0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829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03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0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05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0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07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0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09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10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949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11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1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1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91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6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5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1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949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.5pt" fo:language="zxx" fo:country="none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style-name="gr2">
            <draw:line draw:style-name="gr3" draw:text-style-name="P1" draw:layer="layout" svg:x1="3.264cm" svg:y1="0.999cm" svg:x2="3.264cm" svg:y2="12.4cm">
              <text:p/>
            </draw:line>
            <draw:line draw:style-name="gr4" draw:text-style-name="P1" draw:layer="layout" svg:x1="3.264cm" svg:y1="10.5cm" svg:x2="3.264cm" svg:y2="20.001cm">
              <text:p/>
            </draw:line>
          </draw:g>
          <draw:custom-shape draw:style-name="gr5" draw:text-style-name="P3" draw:layer="layout" svg:width="2.857cm" svg:height="0.995cm" svg:x="1.835cm" svg:y="0.99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Spotify Ap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" draw:text-style-name="P1" draw:layer="layout" svg:width="0.5cm" svg:height="1.353cm" svg:x="3.04cm" svg:y="4.0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g draw:style-name="gr2">
            <draw:line draw:style-name="gr7" draw:text-style-name="P1" draw:layer="layout" svg:x1="6.654cm" svg:y1="0.952cm" svg:x2="6.654cm" svg:y2="12.381cm">
              <text:p/>
            </draw:line>
            <draw:line draw:style-name="gr8" draw:text-style-name="P1" draw:layer="layout" svg:x1="6.654cm" svg:y1="10.476cm" svg:x2="6.654cm" svg:y2="20cm">
              <text:p/>
            </draw:line>
          </draw:g>
          <draw:custom-shape draw:style-name="gr9" draw:text-style-name="P3" draw:layer="layout" svg:width="2.626cm" svg:height="0.995cm" svg:x="5.341cm" svg:y="0.952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Librespo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draw:text-style-name="P1" draw:layer="layout" svg:width="0.5cm" svg:height="14.923cm" svg:x="6.397cm" svg:y="4.492cm">
          <text:p/>
          <draw:enhanced-geometry svg:viewBox="0 0 21600 21600" draw:type="rectangle" draw:enhanced-path="M 0 0 L 21600 0 21600 21600 0 21600 0 0 Z N"/>
        </draw:custom-shape>
        <draw:g draw:style-name="gr1">
          <draw:g draw:style-name="gr2">
            <draw:line draw:style-name="gr11" draw:text-style-name="P1" draw:layer="layout" svg:x1="10.031cm" svg:y1="0.999cm" svg:x2="10.031cm" svg:y2="12.4cm">
              <text:p/>
            </draw:line>
            <draw:line draw:style-name="gr12" draw:text-style-name="P1" draw:layer="layout" svg:x1="10.031cm" svg:y1="10.5cm" svg:x2="10.031cm" svg:y2="20.001cm">
              <text:p/>
            </draw:line>
          </draw:g>
          <draw:custom-shape draw:style-name="gr13" draw:text-style-name="P3" draw:layer="layout" svg:width="3.128cm" svg:height="0.995cm" svg:x="8.467cm" svg:y="0.99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Spotify Serv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4" draw:text-style-name="P1" draw:layer="layout" svg:width="0.5cm" svg:height="13.97cm" svg:x="9.707cm" svg:y="5.445cm">
          <text:p/>
          <draw:enhanced-geometry svg:viewBox="0 0 21600 21600" draw:type="rectangle" draw:enhanced-path="M 0 0 L 21600 0 21600 21600 0 21600 0 0 Z N"/>
        </draw:custom-shape>
        <draw:g draw:style-name="gr1">
          <draw:g draw:style-name="gr2">
            <draw:line draw:style-name="gr15" draw:text-style-name="P1" draw:layer="layout" svg:x1="18.204cm" svg:y1="0.952cm" svg:x2="18.204cm" svg:y2="12.22cm">
              <text:p/>
            </draw:line>
            <draw:line draw:style-name="gr16" draw:text-style-name="P1" draw:layer="layout" svg:x1="18.204cm" svg:y1="10.342cm" svg:x2="18.204cm" svg:y2="19.732cm">
              <text:p/>
            </draw:line>
          </draw:g>
          <draw:custom-shape draw:style-name="gr17" draw:text-style-name="P3" draw:layer="layout" svg:width="2.926cm" svg:height="0.995cm" svg:x="16.741cm" svg:y="0.952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MPV-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8" draw:text-style-name="P1" draw:layer="layout" svg:width="0.366cm" svg:height="1.088cm" svg:x="18.021cm" svg:y="2.452cm">
          <text:p/>
          <draw:enhanced-geometry svg:viewBox="0 0 21600 21600" draw:type="rectangle" draw:enhanced-path="M 0 0 L 21600 0 21600 21600 0 21600 0 0 Z N"/>
        </draw:custom-shape>
        <draw:g draw:style-name="gr1">
          <draw:g draw:style-name="gr2">
            <draw:line draw:style-name="gr19" draw:text-style-name="P1" draw:layer="layout" svg:x1="21.803cm" svg:y1="0.952cm" svg:x2="21.803cm" svg:y2="12.22cm">
              <text:p/>
            </draw:line>
            <draw:line draw:style-name="gr20" draw:text-style-name="P1" draw:layer="layout" svg:x1="21.803cm" svg:y1="10.342cm" svg:x2="21.803cm" svg:y2="19.732cm">
              <text:p/>
            </draw:line>
          </draw:g>
          <draw:custom-shape draw:style-name="gr21" draw:text-style-name="P3" draw:layer="layout" svg:width="2.924cm" svg:height="0.995cm" svg:x="20.341cm" svg:y="0.952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Alsa Soun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2" draw:text-style-name="P1" draw:layer="layout" svg:width="0.5cm" svg:height="1.115cm" svg:x="21.455cm" svg:y="2.425cm">
          <text:p/>
          <draw:enhanced-geometry svg:viewBox="0 0 21600 21600" draw:type="rectangle" draw:enhanced-path="M 0 0 L 21600 0 21600 21600 0 21600 0 0 Z N"/>
        </draw:custom-shape>
        <draw:g draw:style-name="gr1">
          <draw:g draw:style-name="gr2">
            <draw:line draw:style-name="gr23" draw:text-style-name="P1" draw:layer="layout" svg:x1="14.112cm" svg:y1="0.999cm" svg:x2="14.112cm" svg:y2="12.4cm">
              <text:p/>
            </draw:line>
            <draw:line draw:style-name="gr24" draw:text-style-name="P1" draw:layer="layout" svg:x1="14.112cm" svg:y1="10.5cm" svg:x2="14.112cm" svg:y2="20.001cm">
              <text:p/>
            </draw:line>
          </draw:g>
          <draw:custom-shape draw:style-name="gr25" draw:text-style-name="P3" draw:layer="layout" svg:width="3.49cm" svg:height="0.995cm" svg:x="12.367cm" svg:y="0.99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Spotify_connec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6" draw:text-style-name="P1" draw:layer="layout" svg:width="0.5cm" svg:height="1.032cm" svg:x="13.835cm" svg:y="4.73cm">
          <text:p/>
          <draw:enhanced-geometry svg:viewBox="0 0 21600 21600" draw:type="rectangle" draw:enhanced-path="M 0 0 L 21600 0 21600 21600 0 21600 0 0 Z N"/>
        </draw:custom-shape>
        <draw:g draw:style-name="gr1">
          <draw:g draw:style-name="gr2">
            <draw:line draw:style-name="gr27" draw:text-style-name="P1" draw:layer="layout" svg:x1="25.697cm" svg:y1="0.952cm" svg:x2="25.697cm" svg:y2="12.22cm">
              <text:p/>
            </draw:line>
            <draw:line draw:style-name="gr28" draw:text-style-name="P1" draw:layer="layout" svg:x1="25.697cm" svg:y1="10.342cm" svg:x2="25.697cm" svg:y2="19.732cm">
              <text:p/>
            </draw:line>
          </draw:g>
          <draw:custom-shape draw:style-name="gr29" draw:text-style-name="P3" draw:layer="layout" svg:width="3.311cm" svg:height="0.995cm" svg:x="24.041cm" svg:y="0.952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oradio_contro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0" draw:text-style-name="P1" draw:layer="layout" svg:width="0.5cm" svg:height="1.102cm" svg:x="25.447cm" svg:y="5.295cm">
          <text:p/>
          <draw:enhanced-geometry svg:viewBox="0 0 21600 21600" draw:type="rectangle" draw:enhanced-path="M 0 0 L 21600 0 21600 21600 0 21600 0 0 Z N"/>
        </draw:custom-shape>
        <draw:g draw:style-name="gr31">
          <draw:glue-point draw:id="4" svg:x="2.5cm" svg:y="5cm"/>
          <draw:glue-point draw:id="5" svg:x="5cm" svg:y="2.272cm"/>
          <draw:glue-point draw:id="6" svg:x="-5cm" svg:y="2.272cm"/>
          <draw:glue-point draw:id="7" svg:x="5cm" svg:y="-2.272cm"/>
          <draw:glue-point draw:id="8" svg:x="-5cm" svg:y="-2.272cm"/>
          <draw:glue-point draw:id="9" svg:x="-2.5cm" svg:y="-5cm"/>
          <draw:glue-point draw:id="10" svg:x="2.5cm" svg:y="-5cm"/>
          <draw:glue-point draw:id="11" svg:x="-2.5cm" svg:y="5cm"/>
          <draw:glue-point draw:id="12" svg:x="2.5cm" svg:y="5cm"/>
          <draw:glue-point draw:id="13" svg:x="5cm" svg:y="-1.363cm"/>
          <draw:glue-point draw:id="14" svg:x="-5cm" svg:y="-1.363cm"/>
          <draw:custom-shape draw:style-name="gr32" draw:text-style-name="P5" draw:layer="layout" svg:width="2cm" svg:height="2.75cm" svg:x="0.682cm" svg:y="4.192cm">
            <draw:glue-point draw:id="4" svg:x="5cm" svg:y="-1.426cm"/>
            <draw:glue-point draw:id="5" svg:x="-5cm" svg:y="-1.426cm"/>
            <draw:glue-point draw:id="6" svg:x="5cm" svg:y="2.272cm"/>
            <draw:glue-point draw:id="7" svg:x="-5cm" svg:y="2.272cm"/>
            <draw:glue-point draw:id="8" svg:x="2.5cm" svg:y="-5cm"/>
            <draw:glue-point draw:id="9" svg:x="-2.5cm" svg:y="-5cm"/>
            <draw:glue-point draw:id="10" svg:x="-2.5cm" svg:y="5cm"/>
            <draw:glue-point draw:id="11" svg:x="2.5cm" svg:y="5cm"/>
            <text:p text:style-name="P4"><text:span text:style-name="T2">A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">
            <draw:path draw:style-name="gr33" draw:text-style-name="P1" draw:layer="layout" svg:width="0.5cm" svg:height="0.5cm" svg:x="1.432cm" svg:y="4.442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line draw:style-name="gr34" draw:text-style-name="P1" draw:layer="layout" svg:x1="1.682cm" svg:y1="4.942cm" svg:x2="1.682cm" svg:y2="5.712cm">
              <text:p/>
            </draw:line>
            <draw:line draw:style-name="gr35" draw:text-style-name="P1" draw:layer="layout" svg:x1="1.182cm" svg:y1="5.192cm" svg:x2="2.202cm" svg:y2="5.192cm">
              <text:p/>
            </draw:line>
            <draw:line draw:style-name="gr36" draw:text-style-name="P1" draw:layer="layout" svg:x1="1.682cm" svg:y1="5.692cm" svg:x2="2.182cm" svg:y2="6.192cm">
              <text:p/>
            </draw:line>
            <draw:line draw:style-name="gr37" draw:text-style-name="P1" draw:layer="layout" svg:x1="1.682cm" svg:y1="5.692cm" svg:x2="1.182cm" svg:y2="6.192cm">
              <text:p/>
            </draw:line>
          </draw:g>
        </draw:g>
        <draw:frame draw:style-name="gr38" draw:text-style-name="P6" draw:layer="layout" svg:width="1.587cm" svg:height="0.962cm" svg:x="16.875cm" svg:y="2.27cm">
          <draw:text-box>
            <text:p>init</text:p>
          </draw:text-box>
        </draw:frame>
        <draw:g draw:style-name="gr2">
          <draw:line draw:style-name="gr39" draw:text-style-name="P7" draw:layer="layout" svg:x1="18.462cm" svg:y1="2.701cm" svg:x2="21.32cm" svg:y2="2.701cm">
            <text:p/>
          </draw:line>
          <draw:frame draw:style-name="gr40" draw:text-style-name="P9" draw:layer="layout" svg:width="2.089cm" svg:height="0.725cm" svg:x="18.462cm" svg:y="1.98cm">
            <draw:text-box>
              <text:p text:style-name="P8"><text:span text:style-name="T3">pause</text:span></text:p>
            </draw:text-box>
          </draw:frame>
        </draw:g>
        <draw:frame draw:style-name="gr41" draw:text-style-name="P10" draw:layer="layout" svg:width="3.492cm" svg:height="0.806cm" svg:x="0.048cm" svg:y="3.54cm">
          <draw:text-box>
            <text:p><text:span text:style-name="T4">Press play</text:span></text:p>
          </draw:text-box>
        </draw:frame>
        <draw:g draw:style-name="gr2">
          <draw:line draw:style-name="gr42" draw:text-style-name="P7" draw:layer="layout" svg:x1="3.539cm" svg:y1="4.806cm" svg:x2="6.397cm" svg:y2="4.806cm">
            <text:p/>
          </draw:line>
          <draw:frame draw:style-name="gr43" draw:text-style-name="P9" draw:layer="layout" svg:width="2.089cm" svg:height="0.725cm" svg:x="3.539cm" svg:y="4.085cm">
            <draw:text-box>
              <text:p text:style-name="P8"><text:span text:style-name="T3">play</text:span></text:p>
            </draw:text-box>
          </draw:frame>
        </draw:g>
        <draw:g draw:style-name="gr2">
          <draw:line draw:style-name="gr44" draw:text-style-name="P7" draw:layer="layout" svg:x1="6.815cm" svg:y1="4.896cm" svg:x2="13.7cm" svg:y2="4.896cm">
            <text:p/>
          </draw:line>
          <draw:frame draw:style-name="gr45" draw:text-style-name="P9" draw:layer="layout" svg:width="5.032cm" svg:height="0.725cm" svg:x="6.815cm" svg:y="4.175cm">
            <draw:text-box>
              <text:p text:style-name="P8"><text:span text:style-name="T3">play event</text:span></text:p>
            </draw:text-box>
          </draw:frame>
        </draw:g>
        <draw:g draw:style-name="gr2">
          <draw:line draw:style-name="gr46" draw:text-style-name="P7" draw:layer="layout" svg:x1="14.402cm" svg:y1="5.478cm" svg:x2="25.447cm" svg:y2="5.478cm">
            <text:p/>
          </draw:line>
          <draw:frame draw:style-name="gr47" draw:text-style-name="P9" draw:layer="layout" svg:width="8.072cm" svg:height="0.725cm" svg:x="14.402cm" svg:y="4.757cm">
            <draw:text-box>
              <text:p text:style-name="P8"><text:span text:style-name="T3"><text:s text:c="32"/></text:span><text:span text:style-name="T3">message(play)</text:span></text:p>
            </draw:text-box>
          </draw:frame>
        </draw:g>
        <draw:g draw:style-name="gr31">
          <draw:glue-point draw:id="4" svg:x="2.5cm" svg:y="5cm"/>
          <draw:glue-point draw:id="5" svg:x="5cm" svg:y="2.272cm"/>
          <draw:glue-point draw:id="6" svg:x="-5cm" svg:y="2.272cm"/>
          <draw:glue-point draw:id="7" svg:x="5cm" svg:y="-2.272cm"/>
          <draw:glue-point draw:id="8" svg:x="-5cm" svg:y="-2.272cm"/>
          <draw:glue-point draw:id="9" svg:x="-2.5cm" svg:y="-5cm"/>
          <draw:glue-point draw:id="10" svg:x="2.5cm" svg:y="-5cm"/>
          <draw:glue-point draw:id="11" svg:x="-2.5cm" svg:y="5cm"/>
          <draw:glue-point draw:id="12" svg:x="2.5cm" svg:y="5cm"/>
          <draw:glue-point draw:id="13" svg:x="5cm" svg:y="-1.363cm"/>
          <draw:glue-point draw:id="14" svg:x="-5cm" svg:y="-1.363cm"/>
          <draw:custom-shape draw:style-name="gr48" draw:text-style-name="P5" draw:layer="layout" svg:width="2cm" svg:height="2.75cm" svg:x="26.4cm" svg:y="5.235cm">
            <draw:glue-point draw:id="4" svg:x="5cm" svg:y="-1.426cm"/>
            <draw:glue-point draw:id="5" svg:x="-5cm" svg:y="-1.426cm"/>
            <draw:glue-point draw:id="6" svg:x="5cm" svg:y="2.272cm"/>
            <draw:glue-point draw:id="7" svg:x="-5cm" svg:y="2.272cm"/>
            <draw:glue-point draw:id="8" svg:x="2.5cm" svg:y="-5cm"/>
            <draw:glue-point draw:id="9" svg:x="-2.5cm" svg:y="-5cm"/>
            <draw:glue-point draw:id="10" svg:x="-2.5cm" svg:y="5cm"/>
            <draw:glue-point draw:id="11" svg:x="2.5cm" svg:y="5cm"/>
            <text:p text:style-name="P4"><text:span text:style-name="T2">A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">
            <draw:path draw:style-name="gr49" draw:text-style-name="P1" draw:layer="layout" svg:width="0.5cm" svg:height="0.5cm" svg:x="27.15cm" svg:y="5.485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line draw:style-name="gr50" draw:text-style-name="P1" draw:layer="layout" svg:x1="27.4cm" svg:y1="5.985cm" svg:x2="27.4cm" svg:y2="6.755cm">
              <text:p/>
            </draw:line>
            <draw:line draw:style-name="gr51" draw:text-style-name="P1" draw:layer="layout" svg:x1="26.9cm" svg:y1="6.235cm" svg:x2="27.92cm" svg:y2="6.235cm">
              <text:p/>
            </draw:line>
            <draw:line draw:style-name="gr52" draw:text-style-name="P1" draw:layer="layout" svg:x1="27.4cm" svg:y1="6.735cm" svg:x2="27.9cm" svg:y2="7.235cm">
              <text:p/>
            </draw:line>
            <draw:line draw:style-name="gr53" draw:text-style-name="P1" draw:layer="layout" svg:x1="27.4cm" svg:y1="6.735cm" svg:x2="26.9cm" svg:y2="7.235cm">
              <text:p/>
            </draw:line>
          </draw:g>
        </draw:g>
        <draw:g draw:style-name="gr31">
          <draw:glue-point draw:id="4" svg:x="2.5cm" svg:y="5cm"/>
          <draw:glue-point draw:id="5" svg:x="5cm" svg:y="2.272cm"/>
          <draw:glue-point draw:id="6" svg:x="-5cm" svg:y="2.272cm"/>
          <draw:glue-point draw:id="7" svg:x="5cm" svg:y="-2.272cm"/>
          <draw:glue-point draw:id="8" svg:x="-5cm" svg:y="-2.272cm"/>
          <draw:glue-point draw:id="9" svg:x="-2.5cm" svg:y="-5cm"/>
          <draw:glue-point draw:id="10" svg:x="2.5cm" svg:y="-5cm"/>
          <draw:glue-point draw:id="11" svg:x="-2.5cm" svg:y="5cm"/>
          <draw:glue-point draw:id="12" svg:x="2.5cm" svg:y="5cm"/>
          <draw:glue-point draw:id="13" svg:x="5cm" svg:y="-1.363cm"/>
          <draw:glue-point draw:id="14" svg:x="-5cm" svg:y="-1.363cm"/>
          <draw:custom-shape draw:style-name="gr54" draw:text-style-name="P5" draw:layer="layout" svg:width="2cm" svg:height="2.75cm" svg:x="0.682cm" svg:y="4.192cm">
            <draw:glue-point draw:id="4" svg:x="5cm" svg:y="-1.426cm"/>
            <draw:glue-point draw:id="5" svg:x="-5cm" svg:y="-1.426cm"/>
            <draw:glue-point draw:id="6" svg:x="5cm" svg:y="2.272cm"/>
            <draw:glue-point draw:id="7" svg:x="-5cm" svg:y="2.272cm"/>
            <draw:glue-point draw:id="8" svg:x="2.5cm" svg:y="-5cm"/>
            <draw:glue-point draw:id="9" svg:x="-2.5cm" svg:y="-5cm"/>
            <draw:glue-point draw:id="10" svg:x="-2.5cm" svg:y="5cm"/>
            <draw:glue-point draw:id="11" svg:x="2.5cm" svg:y="5cm"/>
            <text:p text:style-name="P4"><text:span text:style-name="T2">A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">
            <draw:path draw:style-name="gr55" draw:text-style-name="P1" draw:layer="layout" svg:width="0.5cm" svg:height="0.5cm" svg:x="1.432cm" svg:y="4.442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line draw:style-name="gr56" draw:text-style-name="P1" draw:layer="layout" svg:x1="1.682cm" svg:y1="4.942cm" svg:x2="1.682cm" svg:y2="5.712cm">
              <text:p/>
            </draw:line>
            <draw:line draw:style-name="gr57" draw:text-style-name="P1" draw:layer="layout" svg:x1="1.182cm" svg:y1="5.192cm" svg:x2="2.202cm" svg:y2="5.192cm">
              <text:p/>
            </draw:line>
            <draw:line draw:style-name="gr58" draw:text-style-name="P1" draw:layer="layout" svg:x1="1.682cm" svg:y1="5.692cm" svg:x2="2.182cm" svg:y2="6.192cm">
              <text:p/>
            </draw:line>
            <draw:line draw:style-name="gr59" draw:text-style-name="P1" draw:layer="layout" svg:x1="1.682cm" svg:y1="5.692cm" svg:x2="1.182cm" svg:y2="6.192cm">
              <text:p/>
            </draw:line>
          </draw:g>
        </draw:g>
        <draw:frame draw:style-name="gr41" draw:text-style-name="P10" draw:layer="layout" svg:width="3.492cm" svg:height="0.806cm" svg:x="26.082cm" svg:y="4.408cm">
          <draw:text-box>
            <text:p><text:span text:style-name="T4">Press button</text:span></text:p>
          </draw:text-box>
        </draw:frame>
        <draw:custom-shape draw:style-name="gr60" draw:text-style-name="P1" draw:layer="layout" svg:width="0.5cm" svg:height="1.655cm" svg:x="13.835cm" svg:y="6.33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61" draw:text-style-name="P7" draw:layer="layout" svg:x1="25.447cm" svg:y1="6.428cm" svg:x2="14.335cm" svg:y2="6.428cm">
            <text:p/>
          </draw:line>
          <draw:frame draw:style-name="gr62" draw:text-style-name="P9" draw:layer="layout" svg:width="8.121cm" svg:height="0.725cm" svg:x="17.326cm" svg:y="5.707cm">
            <draw:text-box>
              <text:p text:style-name="P8"><text:span text:style-name="T3">player_control(play)</text:span></text:p>
            </draw:text-box>
          </draw:frame>
        </draw:g>
        <draw:custom-shape draw:style-name="gr63" draw:text-style-name="P1" draw:layer="layout" svg:width="0.5cm" svg:height="1.12cm" svg:x="17.927cm" svg:y="7.5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64" draw:text-style-name="P7" draw:layer="layout" svg:x1="14.235cm" svg:y1="7.753cm" svg:x2="18.045cm" svg:y2="7.753cm">
            <text:p/>
          </draw:line>
          <draw:frame draw:style-name="gr65" draw:text-style-name="P9" draw:layer="layout" svg:width="2.785cm" svg:height="0.725cm" svg:x="14.235cm" svg:y="7.032cm">
            <draw:text-box>
              <text:p text:style-name="P8"><text:span text:style-name="T3"><text:s/></text:span><text:span text:style-name="T3">mpv(play)</text:span></text:p>
            </draw:text-box>
          </draw:frame>
        </draw:g>
        <draw:custom-shape draw:style-name="gr66" draw:text-style-name="P1" xml:id="id1" draw:id="id1" draw:layer="layout" svg:width="0.5cm" svg:height="1.12cm" svg:x="21.455cm" svg:y="8.135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67" draw:text-style-name="P7" draw:layer="layout" svg:x1="18.462cm" svg:y1="8.217cm" svg:x2="21.637cm" svg:y2="8.217cm">
            <text:p/>
          </draw:line>
          <draw:frame draw:style-name="gr68" draw:text-style-name="P9" draw:layer="layout" svg:width="2.321cm" svg:height="1.673cm" svg:x="18.462cm" svg:y="6.547cm">
            <draw:text-box>
              <text:p text:style-name="P8"><text:span text:style-name="T3"><text:s/></text:span><text:span text:style-name="T3">Librespot pipe</text:span></text:p>
            </draw:text-box>
          </draw:frame>
        </draw:g>
        <draw:connector draw:style-name="gr69" draw:text-style-name="P11" draw:layer="layout" draw:type="curve" draw:line-skew="0.574cm 0.546cm" svg:x1="21.705cm" svg:y1="8.135cm" svg:x2="21.955cm" svg:y2="8.695cm" draw:start-shape="id1" draw:start-glue-point="0" draw:end-shape="id1" draw:end-glue-point="1" svg:d="M21705 8135c0 70 662 58 1127 181s732 379-877 379" svg:viewBox="0 0 1485 561">
          <text:p/>
        </draw:connector>
        <draw:g draw:style-name="gr2">
          <draw:line draw:style-name="gr70" draw:text-style-name="P7" draw:layer="layout" svg:x1="6.802cm" svg:y1="6.178cm" svg:x2="9.89cm" svg:y2="6.178cm">
            <text:p/>
          </draw:line>
          <draw:frame draw:style-name="gr71" draw:text-style-name="P9" draw:layer="layout" svg:width="2.257cm" svg:height="0.725cm" svg:x="6.802cm" svg:y="5.457cm">
            <draw:text-box>
              <text:p text:style-name="P8"><text:span text:style-name="T3">playing</text:span></text:p>
            </draw:text-box>
          </draw:frame>
        </draw:g>
        <draw:g draw:style-name="gr2">
          <draw:line draw:style-name="gr72" draw:text-style-name="P7" draw:layer="layout" svg:x1="6.832cm" svg:y1="7.028cm" svg:x2="9.92cm" svg:y2="7.028cm">
            <text:p/>
          </draw:line>
          <draw:frame draw:style-name="gr73" draw:text-style-name="P9" draw:layer="layout" svg:width="2.257cm" svg:height="0.725cm" svg:x="6.832cm" svg:y="6.307cm">
            <draw:text-box>
              <text:p text:style-name="P8"><text:span text:style-name="T3">pong</text:span></text:p>
            </draw:text-box>
          </draw:frame>
        </draw:g>
        <draw:g draw:style-name="gr2">
          <draw:line draw:style-name="gr74" draw:text-style-name="P7" draw:layer="layout" svg:x1="9.672cm" svg:y1="7.663cm" svg:x2="6.815cm" svg:y2="7.663cm">
            <text:p/>
          </draw:line>
          <draw:frame draw:style-name="gr75" draw:text-style-name="P9" draw:layer="layout" svg:width="2.089cm" svg:height="1.199cm" svg:x="7.583cm" svg:y="6.468cm">
            <draw:text-box>
              <text:p text:style-name="P8"><text:span text:style-name="T5">pongACK</text:span></text:p>
            </draw:text-box>
          </draw:frame>
        </draw:g>
        <draw:line draw:style-name="gr76" draw:text-style-name="P11" draw:layer="layout" svg:x1="9.255cm" svg:y1="7.985cm" svg:x2="10.525cm" svg:y2="7.668cm">
          <text:p/>
        </draw:line>
        <draw:line draw:style-name="gr76" draw:text-style-name="P11" draw:layer="layout" svg:x1="9.255cm" svg:y1="8.302cm" svg:x2="10.525cm" svg:y2="7.985cm">
          <text:p/>
        </draw:line>
        <draw:line draw:style-name="gr76" draw:text-style-name="P11" draw:layer="layout" svg:x1="9.255cm" svg:y1="7.985cm" svg:x2="10.525cm" svg:y2="7.668cm">
          <text:p/>
        </draw:line>
        <draw:line draw:style-name="gr76" draw:text-style-name="P11" draw:layer="layout" svg:x1="9.255cm" svg:y1="8.302cm" svg:x2="10.525cm" svg:y2="7.985cm">
          <text:p/>
        </draw:line>
        <draw:line draw:style-name="gr76" draw:text-style-name="P11" draw:layer="layout" svg:x1="5.98cm" svg:y1="8.185cm" svg:x2="7.25cm" svg:y2="7.868cm">
          <text:p/>
        </draw:line>
        <draw:line draw:style-name="gr76" draw:text-style-name="P11" draw:layer="layout" svg:x1="5.98cm" svg:y1="8.502cm" svg:x2="7.25cm" svg:y2="8.185cm">
          <text:p/>
        </draw:line>
        <draw:line draw:style-name="gr76" draw:text-style-name="P11" draw:layer="layout" svg:x1="5.98cm" svg:y1="8.185cm" svg:x2="7.25cm" svg:y2="7.868cm">
          <text:p/>
        </draw:line>
        <draw:line draw:style-name="gr76" draw:text-style-name="P11" draw:layer="layout" svg:x1="5.98cm" svg:y1="8.502cm" svg:x2="7.25cm" svg:y2="8.185cm">
          <text:p/>
        </draw:line>
        <draw:g draw:style-name="gr2">
          <draw:line draw:style-name="gr77" draw:text-style-name="P7" draw:layer="layout" svg:x1="9.686cm" svg:y1="9.945cm" svg:x2="6.829cm" svg:y2="9.945cm">
            <text:p/>
          </draw:line>
          <draw:frame draw:style-name="gr78" draw:text-style-name="P9" draw:layer="layout" svg:width="2.089cm" svg:height="1.199cm" svg:x="7.597cm" svg:y="8.75cm">
            <draw:text-box>
              <text:p text:style-name="P8"><text:span text:style-name="T5">pongACK</text:span></text:p>
            </draw:text-box>
          </draw:frame>
        </draw:g>
        <draw:g draw:style-name="gr2">
          <draw:line draw:style-name="gr79" draw:text-style-name="P7" draw:layer="layout" svg:x1="6.819cm" svg:y1="9.31cm" svg:x2="9.907cm" svg:y2="9.31cm">
            <text:p/>
          </draw:line>
          <draw:frame draw:style-name="gr80" draw:text-style-name="P9" draw:layer="layout" svg:width="2.257cm" svg:height="0.725cm" svg:x="6.819cm" svg:y="8.589cm">
            <draw:text-box>
              <text:p text:style-name="P8"><text:span text:style-name="T3">pong</text:span></text:p>
            </draw:text-box>
          </draw:frame>
        </draw:g>
        <draw:line draw:style-name="gr76" draw:text-style-name="P11" draw:layer="layout" svg:x1="9.256cm" svg:y1="11.185cm" svg:x2="10.526cm" svg:y2="10.868cm">
          <text:p/>
        </draw:line>
        <draw:line draw:style-name="gr76" draw:text-style-name="P11" draw:layer="layout" svg:x1="9.256cm" svg:y1="11.502cm" svg:x2="10.526cm" svg:y2="11.185cm">
          <text:p/>
        </draw:line>
        <draw:line draw:style-name="gr76" draw:text-style-name="P11" draw:layer="layout" svg:x1="9.256cm" svg:y1="11.185cm" svg:x2="10.526cm" svg:y2="10.868cm">
          <text:p/>
        </draw:line>
        <draw:line draw:style-name="gr76" draw:text-style-name="P11" draw:layer="layout" svg:x1="9.256cm" svg:y1="11.502cm" svg:x2="10.526cm" svg:y2="11.185cm">
          <text:p/>
        </draw:line>
        <draw:line draw:style-name="gr76" draw:text-style-name="P11" draw:layer="layout" svg:x1="5.981cm" svg:y1="11.385cm" svg:x2="7.251cm" svg:y2="11.068cm">
          <text:p/>
        </draw:line>
        <draw:line draw:style-name="gr76" draw:text-style-name="P11" draw:layer="layout" svg:x1="5.981cm" svg:y1="11.702cm" svg:x2="7.251cm" svg:y2="11.385cm">
          <text:p/>
        </draw:line>
        <draw:line draw:style-name="gr76" draw:text-style-name="P11" draw:layer="layout" svg:x1="5.981cm" svg:y1="11.385cm" svg:x2="7.251cm" svg:y2="11.068cm">
          <text:p/>
        </draw:line>
        <draw:line draw:style-name="gr76" draw:text-style-name="P11" draw:layer="layout" svg:x1="5.981cm" svg:y1="11.702cm" svg:x2="7.251cm" svg:y2="11.385cm">
          <text:p/>
        </draw:line>
        <draw:custom-shape draw:style-name="gr81" draw:text-style-name="P1" draw:layer="layout" svg:width="0.5cm" svg:height="1.353cm" svg:x="3.041cm" svg:y="12.2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31">
          <draw:glue-point draw:id="4" svg:x="2.5cm" svg:y="5cm"/>
          <draw:glue-point draw:id="5" svg:x="5cm" svg:y="2.272cm"/>
          <draw:glue-point draw:id="6" svg:x="-5cm" svg:y="2.272cm"/>
          <draw:glue-point draw:id="7" svg:x="5cm" svg:y="-2.272cm"/>
          <draw:glue-point draw:id="8" svg:x="-5cm" svg:y="-2.272cm"/>
          <draw:glue-point draw:id="9" svg:x="-2.5cm" svg:y="-5cm"/>
          <draw:glue-point draw:id="10" svg:x="2.5cm" svg:y="-5cm"/>
          <draw:glue-point draw:id="11" svg:x="-2.5cm" svg:y="5cm"/>
          <draw:glue-point draw:id="12" svg:x="2.5cm" svg:y="5cm"/>
          <draw:glue-point draw:id="13" svg:x="5cm" svg:y="-1.363cm"/>
          <draw:glue-point draw:id="14" svg:x="-5cm" svg:y="-1.363cm"/>
          <draw:custom-shape draw:style-name="gr82" draw:text-style-name="P5" draw:layer="layout" svg:width="2cm" svg:height="2.75cm" svg:x="0.683cm" svg:y="12.282cm">
            <draw:glue-point draw:id="4" svg:x="5cm" svg:y="-1.426cm"/>
            <draw:glue-point draw:id="5" svg:x="-5cm" svg:y="-1.426cm"/>
            <draw:glue-point draw:id="6" svg:x="5cm" svg:y="2.272cm"/>
            <draw:glue-point draw:id="7" svg:x="-5cm" svg:y="2.272cm"/>
            <draw:glue-point draw:id="8" svg:x="2.5cm" svg:y="-5cm"/>
            <draw:glue-point draw:id="9" svg:x="-2.5cm" svg:y="-5cm"/>
            <draw:glue-point draw:id="10" svg:x="-2.5cm" svg:y="5cm"/>
            <draw:glue-point draw:id="11" svg:x="2.5cm" svg:y="5cm"/>
            <text:p text:style-name="P4"><text:span text:style-name="T2">A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">
            <draw:path draw:style-name="gr83" draw:text-style-name="P1" draw:layer="layout" svg:width="0.5cm" svg:height="0.5cm" svg:x="1.433cm" svg:y="12.532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line draw:style-name="gr84" draw:text-style-name="P1" draw:layer="layout" svg:x1="1.683cm" svg:y1="13.032cm" svg:x2="1.683cm" svg:y2="13.802cm">
              <text:p/>
            </draw:line>
            <draw:line draw:style-name="gr85" draw:text-style-name="P1" draw:layer="layout" svg:x1="1.183cm" svg:y1="13.282cm" svg:x2="2.203cm" svg:y2="13.282cm">
              <text:p/>
            </draw:line>
            <draw:line draw:style-name="gr86" draw:text-style-name="P1" draw:layer="layout" svg:x1="1.683cm" svg:y1="13.782cm" svg:x2="2.183cm" svg:y2="14.282cm">
              <text:p/>
            </draw:line>
            <draw:line draw:style-name="gr87" draw:text-style-name="P1" draw:layer="layout" svg:x1="1.683cm" svg:y1="13.782cm" svg:x2="1.183cm" svg:y2="14.282cm">
              <text:p/>
            </draw:line>
          </draw:g>
        </draw:g>
        <draw:g draw:style-name="gr2">
          <draw:line draw:style-name="gr88" draw:text-style-name="P7" draw:layer="layout" svg:x1="3.54cm" svg:y1="12.996cm" svg:x2="6.398cm" svg:y2="12.996cm">
            <text:p/>
          </draw:line>
          <draw:frame draw:style-name="gr89" draw:text-style-name="P9" draw:layer="layout" svg:width="2.089cm" svg:height="0.725cm" svg:x="3.54cm" svg:y="12.275cm">
            <draw:text-box>
              <text:p text:style-name="P8"><text:span text:style-name="T3">pause</text:span></text:p>
            </draw:text-box>
          </draw:frame>
        </draw:g>
        <draw:g draw:style-name="gr31">
          <draw:glue-point draw:id="4" svg:x="2.5cm" svg:y="5cm"/>
          <draw:glue-point draw:id="5" svg:x="5cm" svg:y="2.272cm"/>
          <draw:glue-point draw:id="6" svg:x="-5cm" svg:y="2.272cm"/>
          <draw:glue-point draw:id="7" svg:x="5cm" svg:y="-2.272cm"/>
          <draw:glue-point draw:id="8" svg:x="-5cm" svg:y="-2.272cm"/>
          <draw:glue-point draw:id="9" svg:x="-2.5cm" svg:y="-5cm"/>
          <draw:glue-point draw:id="10" svg:x="2.5cm" svg:y="-5cm"/>
          <draw:glue-point draw:id="11" svg:x="-2.5cm" svg:y="5cm"/>
          <draw:glue-point draw:id="12" svg:x="2.5cm" svg:y="5cm"/>
          <draw:glue-point draw:id="13" svg:x="5cm" svg:y="-1.363cm"/>
          <draw:glue-point draw:id="14" svg:x="-5cm" svg:y="-1.363cm"/>
          <draw:custom-shape draw:style-name="gr90" draw:text-style-name="P5" draw:layer="layout" svg:width="2cm" svg:height="2.75cm" svg:x="0.683cm" svg:y="12.282cm">
            <draw:glue-point draw:id="4" svg:x="5cm" svg:y="-1.426cm"/>
            <draw:glue-point draw:id="5" svg:x="-5cm" svg:y="-1.426cm"/>
            <draw:glue-point draw:id="6" svg:x="5cm" svg:y="2.272cm"/>
            <draw:glue-point draw:id="7" svg:x="-5cm" svg:y="2.272cm"/>
            <draw:glue-point draw:id="8" svg:x="2.5cm" svg:y="-5cm"/>
            <draw:glue-point draw:id="9" svg:x="-2.5cm" svg:y="-5cm"/>
            <draw:glue-point draw:id="10" svg:x="-2.5cm" svg:y="5cm"/>
            <draw:glue-point draw:id="11" svg:x="2.5cm" svg:y="5cm"/>
            <text:p text:style-name="P4"><text:span text:style-name="T2">A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">
            <draw:path draw:style-name="gr91" draw:text-style-name="P1" draw:layer="layout" svg:width="0.5cm" svg:height="0.5cm" svg:x="1.433cm" svg:y="12.532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line draw:style-name="gr92" draw:text-style-name="P1" draw:layer="layout" svg:x1="1.683cm" svg:y1="13.032cm" svg:x2="1.683cm" svg:y2="13.802cm">
              <text:p/>
            </draw:line>
            <draw:line draw:style-name="gr93" draw:text-style-name="P1" draw:layer="layout" svg:x1="1.183cm" svg:y1="13.282cm" svg:x2="2.203cm" svg:y2="13.282cm">
              <text:p/>
            </draw:line>
            <draw:line draw:style-name="gr94" draw:text-style-name="P1" draw:layer="layout" svg:x1="1.683cm" svg:y1="13.782cm" svg:x2="2.183cm" svg:y2="14.282cm">
              <text:p/>
            </draw:line>
            <draw:line draw:style-name="gr95" draw:text-style-name="P1" draw:layer="layout" svg:x1="1.683cm" svg:y1="13.782cm" svg:x2="1.183cm" svg:y2="14.282cm">
              <text:p/>
            </draw:line>
          </draw:g>
        </draw:g>
        <draw:custom-shape draw:style-name="gr96" draw:text-style-name="P1" draw:layer="layout" svg:width="0.5cm" svg:height="1.032cm" svg:x="13.822cm" svg:y="13.944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1" draw:layer="layout" svg:width="0.5cm" svg:height="1.431cm" svg:x="25.434cm" svg:y="14.809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98" draw:text-style-name="P7" draw:layer="layout" svg:x1="6.802cm" svg:y1="14.01cm" svg:x2="13.687cm" svg:y2="14.01cm">
            <text:p/>
          </draw:line>
          <draw:frame draw:style-name="gr99" draw:text-style-name="P9" draw:layer="layout" svg:width="5.032cm" svg:height="0.725cm" svg:x="6.802cm" svg:y="13.289cm">
            <draw:text-box>
              <text:p text:style-name="P8"><text:span text:style-name="T3">pause event</text:span></text:p>
            </draw:text-box>
          </draw:frame>
        </draw:g>
        <draw:g draw:style-name="gr2">
          <draw:line draw:style-name="gr100" draw:text-style-name="P7" draw:layer="layout" svg:x1="14.389cm" svg:y1="14.992cm" svg:x2="25.434cm" svg:y2="14.992cm">
            <text:p/>
          </draw:line>
          <draw:frame draw:style-name="gr101" draw:text-style-name="P9" draw:layer="layout" svg:width="8.072cm" svg:height="0.725cm" svg:x="14.389cm" svg:y="14.271cm">
            <draw:text-box>
              <text:p text:style-name="P8"><text:span text:style-name="T3"><text:s text:c="32"/></text:span><text:span text:style-name="T3">message(pause)</text:span></text:p>
            </draw:text-box>
          </draw:frame>
        </draw:g>
        <draw:custom-shape draw:style-name="gr102" draw:text-style-name="P1" draw:layer="layout" svg:width="0.5cm" svg:height="1.031cm" svg:x="13.822cm" svg:y="15.844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103" draw:text-style-name="P7" draw:layer="layout" svg:x1="25.434cm" svg:y1="15.942cm" svg:x2="14.322cm" svg:y2="15.942cm">
            <text:p/>
          </draw:line>
          <draw:frame draw:style-name="gr104" draw:text-style-name="P9" draw:layer="layout" svg:width="8.121cm" svg:height="0.725cm" svg:x="17.313cm" svg:y="15.221cm">
            <draw:text-box>
              <text:p text:style-name="P8"><text:span text:style-name="T3">player_control(pause)</text:span></text:p>
            </draw:text-box>
          </draw:frame>
        </draw:g>
        <draw:g draw:style-name="gr2">
          <draw:line draw:style-name="gr105" draw:text-style-name="P7" draw:layer="layout" svg:x1="6.789cm" svg:y1="15.692cm" svg:x2="9.877cm" svg:y2="15.692cm">
            <text:p/>
          </draw:line>
          <draw:frame draw:style-name="gr106" draw:text-style-name="P9" draw:layer="layout" svg:width="2.257cm" svg:height="0.725cm" svg:x="6.789cm" svg:y="14.971cm">
            <draw:text-box>
              <text:p text:style-name="P8"><text:span text:style-name="T3">playing</text:span></text:p>
            </draw:text-box>
          </draw:frame>
        </draw:g>
        <draw:g draw:style-name="gr2">
          <draw:line draw:style-name="gr107" draw:text-style-name="P7" draw:layer="layout" svg:x1="6.819cm" svg:y1="16.542cm" svg:x2="9.907cm" svg:y2="16.542cm">
            <text:p/>
          </draw:line>
          <draw:frame draw:style-name="gr108" draw:text-style-name="P9" draw:layer="layout" svg:width="2.257cm" svg:height="0.725cm" svg:x="6.819cm" svg:y="15.821cm">
            <draw:text-box>
              <text:p text:style-name="P8"><text:span text:style-name="T3">pong</text:span></text:p>
            </draw:text-box>
          </draw:frame>
        </draw:g>
        <draw:g draw:style-name="gr2">
          <draw:line draw:style-name="gr109" draw:text-style-name="P7" draw:layer="layout" svg:x1="9.659cm" svg:y1="17.177cm" svg:x2="6.802cm" svg:y2="17.177cm">
            <text:p/>
          </draw:line>
          <draw:frame draw:style-name="gr110" draw:text-style-name="P9" draw:layer="layout" svg:width="2.089cm" svg:height="1.199cm" svg:x="7.57cm" svg:y="15.982cm">
            <draw:text-box>
              <text:p text:style-name="P8"><text:span text:style-name="T5">pongACK</text:span></text:p>
            </draw:text-box>
          </draw:frame>
        </draw:g>
        <draw:line draw:style-name="gr76" draw:text-style-name="P11" draw:layer="layout" svg:x1="9.242cm" svg:y1="17.799cm" svg:x2="10.512cm" svg:y2="17.482cm">
          <text:p/>
        </draw:line>
        <draw:line draw:style-name="gr76" draw:text-style-name="P11" draw:layer="layout" svg:x1="9.242cm" svg:y1="18.116cm" svg:x2="10.512cm" svg:y2="17.799cm">
          <text:p/>
        </draw:line>
        <draw:line draw:style-name="gr76" draw:text-style-name="P11" draw:layer="layout" svg:x1="9.242cm" svg:y1="17.799cm" svg:x2="10.512cm" svg:y2="17.482cm">
          <text:p/>
        </draw:line>
        <draw:line draw:style-name="gr76" draw:text-style-name="P11" draw:layer="layout" svg:x1="9.242cm" svg:y1="18.116cm" svg:x2="10.512cm" svg:y2="17.799cm">
          <text:p/>
        </draw:line>
        <draw:g draw:style-name="gr2">
          <draw:line draw:style-name="gr111" draw:text-style-name="P7" draw:layer="layout" svg:x1="6.789cm" svg:y1="12.892cm" svg:x2="17.827cm" svg:y2="12.892cm">
            <text:p/>
          </draw:line>
          <draw:frame draw:style-name="gr112" draw:text-style-name="P9" draw:layer="layout" svg:width="8.067cm" svg:height="0.725cm" svg:x="6.789cm" svg:y="12.171cm">
            <draw:text-box>
              <text:p text:style-name="P8"><text:span text:style-name="T3">Kill mpv</text:span></text:p>
            </draw:text-box>
          </draw:frame>
        </draw:g>
        <draw:frame draw:style-name="gr41" draw:text-style-name="P10" draw:layer="layout" svg:width="3.492cm" svg:height="0.806cm" svg:x="-0.07cm" svg:y="11.263cm">
          <draw:text-box>
            <text:p><text:span text:style-name="T4">Press pause</text:span></text:p>
          </draw:text-box>
        </draw:frame>
        <draw:custom-shape draw:style-name="gr113" draw:text-style-name="P1" draw:layer="layout" svg:width="0.5cm" svg:height="1.12cm" svg:x="17.962cm" svg:y="12.715cm">
          <text:p/>
          <draw:enhanced-geometry svg:viewBox="0 0 21600 21600" draw:type="rectangle" draw:enhanced-path="M 0 0 L 21600 0 21600 21600 0 21600 0 0 Z N"/>
        </draw:custom-shape>
        <draw:frame draw:style-name="gr38" draw:text-style-name="P6" draw:layer="layout" svg:width="0.952cm" svg:height="0.962cm" svg:x="17.727cm" svg:y="13.082cm">
          <draw:text-box>
            <text:p>X</text:p>
          </draw:text-box>
        </draw:frame>
        <draw:custom-shape draw:style-name="gr114" draw:text-style-name="P1" draw:layer="layout" svg:width="0.5cm" svg:height="0.802cm" svg:x="21.455cm" svg:y="13.065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115" draw:text-style-name="P7" draw:layer="layout" svg:x1="18.449cm" svg:y1="13.499cm" svg:x2="21.624cm" svg:y2="13.499cm">
            <text:p/>
          </draw:line>
          <draw:frame draw:style-name="gr116" draw:text-style-name="P9" draw:layer="layout" svg:width="2.321cm" svg:height="1.199cm" svg:x="18.449cm" svg:y="12.303cm">
            <draw:text-box>
              <text:p text:style-name="P8"><text:span text:style-name="T3"><text:s/></text:span><text:span text:style-name="T3">Close pipe</text:span></text:p>
            </draw:text-box>
          </draw:frame>
        </draw:g>
        <draw:frame draw:style-name="gr38" draw:text-style-name="P6" draw:layer="layout" svg:width="0.952cm" svg:height="0.962cm" svg:x="21.227cm" svg:y="12.982cm">
          <draw:text-box>
            <text:p>X</text:p>
          </draw:text-box>
        </draw:frame>
        <draw:line draw:style-name="gr76" draw:text-style-name="P11" draw:layer="layout" svg:x1="5.942cm" svg:y1="17.799cm" svg:x2="7.212cm" svg:y2="17.482cm">
          <text:p/>
        </draw:line>
        <draw:line draw:style-name="gr76" draw:text-style-name="P11" draw:layer="layout" svg:x1="5.942cm" svg:y1="18.116cm" svg:x2="7.212cm" svg:y2="17.799cm">
          <text:p/>
        </draw:line>
        <draw:line draw:style-name="gr76" draw:text-style-name="P11" draw:layer="layout" svg:x1="5.942cm" svg:y1="17.799cm" svg:x2="7.212cm" svg:y2="17.482cm">
          <text:p/>
        </draw:line>
        <draw:line draw:style-name="gr76" draw:text-style-name="P11" draw:layer="layout" svg:x1="5.942cm" svg:y1="18.116cm" svg:x2="7.212cm" svg:y2="17.799cm">
          <text:p/>
        </draw:line>
        <draw:line draw:style-name="gr76" draw:text-style-name="P11" draw:layer="layout" svg:x1="21.127cm" svg:y1="3.958cm" svg:x2="22.397cm" svg:y2="3.641cm">
          <text:p/>
        </draw:line>
        <draw:line draw:style-name="gr76" draw:text-style-name="P11" draw:layer="layout" svg:x1="21.127cm" svg:y1="4.275cm" svg:x2="22.397cm" svg:y2="3.958cm">
          <text:p/>
        </draw:line>
        <draw:line draw:style-name="gr76" draw:text-style-name="P11" draw:layer="layout" svg:x1="21.127cm" svg:y1="3.958cm" svg:x2="22.397cm" svg:y2="3.641cm">
          <text:p/>
        </draw:line>
        <draw:line draw:style-name="gr76" draw:text-style-name="P11" draw:layer="layout" svg:x1="21.127cm" svg:y1="4.275cm" svg:x2="22.397cm" svg:y2="3.958cm">
          <text:p/>
        </draw:line>
        <draw:line draw:style-name="gr76" draw:text-style-name="P11" draw:layer="layout" svg:x1="17.827cm" svg:y1="3.958cm" svg:x2="19.097cm" svg:y2="3.641cm">
          <text:p/>
        </draw:line>
        <draw:line draw:style-name="gr76" draw:text-style-name="P11" draw:layer="layout" svg:x1="17.827cm" svg:y1="4.275cm" svg:x2="19.097cm" svg:y2="3.958cm">
          <text:p/>
        </draw:line>
        <draw:line draw:style-name="gr76" draw:text-style-name="P11" draw:layer="layout" svg:x1="17.827cm" svg:y1="3.958cm" svg:x2="19.097cm" svg:y2="3.641cm">
          <text:p/>
        </draw:line>
        <draw:line draw:style-name="gr76" draw:text-style-name="P11" draw:layer="layout" svg:x1="17.827cm" svg:y1="4.275cm" svg:x2="19.097cm" svg:y2="3.958cm">
          <text:p/>
        </draw:line>
        <draw:line draw:style-name="gr76" draw:text-style-name="P11" draw:layer="layout" svg:x1="9.38cm" svg:y1="14.652cm" svg:x2="10.65cm" svg:y2="14.335cm">
          <text:p/>
        </draw:line>
        <draw:line draw:style-name="gr76" draw:text-style-name="P11" draw:layer="layout" svg:x1="9.38cm" svg:y1="14.969cm" svg:x2="10.65cm" svg:y2="14.652cm">
          <text:p/>
        </draw:line>
        <draw:line draw:style-name="gr76" draw:text-style-name="P11" draw:layer="layout" svg:x1="9.38cm" svg:y1="14.652cm" svg:x2="10.65cm" svg:y2="14.335cm">
          <text:p/>
        </draw:line>
        <draw:line draw:style-name="gr76" draw:text-style-name="P11" draw:layer="layout" svg:x1="9.38cm" svg:y1="14.969cm" svg:x2="10.65cm" svg:y2="14.652cm">
          <text:p/>
        </draw:line>
        <draw:line draw:style-name="gr76" draw:text-style-name="P11" draw:layer="layout" svg:x1="6.08cm" svg:y1="14.652cm" svg:x2="7.35cm" svg:y2="14.335cm">
          <text:p/>
        </draw:line>
        <draw:line draw:style-name="gr76" draw:text-style-name="P11" draw:layer="layout" svg:x1="6.08cm" svg:y1="14.969cm" svg:x2="7.35cm" svg:y2="14.652cm">
          <text:p/>
        </draw:line>
        <draw:line draw:style-name="gr76" draw:text-style-name="P11" draw:layer="layout" svg:x1="6.08cm" svg:y1="14.652cm" svg:x2="7.35cm" svg:y2="14.335cm">
          <text:p/>
        </draw:line>
        <draw:line draw:style-name="gr76" draw:text-style-name="P11" draw:layer="layout" svg:x1="6.08cm" svg:y1="14.969cm" svg:x2="7.35cm" svg:y2="14.65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Navigation" svg:viewBox="0 0 786 1228" svg:d="M151 1228l-76-25-75-25 318-952 76-226 75 226 317 952-76 25-75 25-162-486v462h-80-79v-464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17:06:02.766897575</meta:creation-date>
    <dc:date>2025-03-02T14:45:12.376674627</dc:date>
    <meta:editing-duration>PT27M26S</meta:editing-duration>
    <meta:editing-cycles>6</meta:editing-cycles>
    <meta:generator>LibreOffice/24.2.7.2$Linux_X86_64 LibreOffice_project/420$Build-2</meta:generator>
    <meta:document-statistic meta:object-count="201"/>
  </office:meta>
</office:document-meta>
</file>